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prime" svg:font-family="'Courier prime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0361in" style:rel-column-width="4373*"/>
    </style:style>
    <style:style style:name="Table1.B" style:family="table-column">
      <style:table-column-properties style:column-width="1.059in" style:rel-column-width="1525*"/>
    </style:style>
    <style:style style:name="Table1.C" style:family="table-column">
      <style:table-column-properties style:column-width="1.0583in" style:rel-column-width="1524*"/>
    </style:style>
    <style:style style:name="Table1.D" style:family="table-column">
      <style:table-column-properties style:column-width="1.5403in" style:rel-column-width="221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text-align="center" style:justify-single-word="false"/>
      <style:text-properties officeooo:paragraph-rsid="000f3ae6"/>
    </style:style>
    <style:style style:name="P2" style:family="paragraph" style:parent-style-name="Heading_20_4">
      <style:text-properties officeooo:paragraph-rsid="000f3ae6"/>
    </style:style>
    <style:style style:name="P3" style:family="paragraph" style:parent-style-name="Text_20_body">
      <style:text-properties officeooo:paragraph-rsid="000f3ae6"/>
    </style:style>
    <style:style style:name="P4" style:family="paragraph" style:parent-style-name="Standard">
      <style:text-properties style:font-name="Courier prime" fo:font-weight="normal" officeooo:rsid="000f3ae6" officeooo:paragraph-rsid="000f3ae6" style:font-weight-asian="normal" style:font-weight-complex="normal"/>
    </style:style>
    <style:style style:name="P5" style:family="paragraph" style:parent-style-name="Standard">
      <style:text-properties style:font-name="Courier prime" officeooo:paragraph-rsid="000f3ae6"/>
    </style:style>
    <style:style style:name="P6" style:family="paragraph" style:parent-style-name="Standard">
      <style:text-properties style:font-name="Courier prime"/>
    </style:style>
    <style:style style:name="P7" style:family="paragraph" style:parent-style-name="Standard">
      <style:text-properties style:font-name="Courier prime" fo:font-weight="normal" officeooo:rsid="000f3ae6" officeooo:paragraph-rsid="00111604" style:font-weight-asian="normal" style:font-weight-complex="normal"/>
    </style:style>
    <style:style style:name="P8" style:family="paragraph" style:parent-style-name="Table_20_Contents">
      <style:text-properties style:font-name="Courier prime" officeooo:rsid="00111604" officeooo:paragraph-rsid="00111604"/>
    </style:style>
    <style:style style:name="P9" style:family="paragraph" style:parent-style-name="Standard">
      <style:text-properties style:font-name="Courier prime" officeooo:paragraph-rsid="00111604"/>
    </style:style>
    <style:style style:name="T1" style:family="text">
      <style:text-properties style:font-name="Courier prime" fo:font-style="italic" officeooo:rsid="000f3ae6" style:font-style-asian="italic" style:font-style-complex="italic"/>
    </style:style>
    <style:style style:name="T2" style:family="text">
      <style:text-properties style:font-name="Courier prime" officeooo:rsid="000f3ae6"/>
    </style:style>
    <style:style style:name="T3" style:family="text">
      <style:text-properties officeooo:rsid="000f3ae6"/>
    </style:style>
    <style:style style:name="T4" style:family="text">
      <style:text-properties fo:font-weight="normal" officeooo:rsid="000f3ae6" style:font-weight-asian="normal" style:font-weight-complex="normal"/>
    </style:style>
    <style:style style:name="T5" style:family="text">
      <style:text-properties officeooo:rsid="00101b13"/>
    </style:style>
    <style:style style:name="T6" style:family="text">
      <style:text-properties officeooo:rsid="00111604"/>
    </style:style>
    <style:style style:name="T7" style:family="text">
      <style:text-properties fo:font-weight="normal" officeooo:rsid="0011160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TP2</text:span><text:span text:style-name="T2">:</text:span></text:h>
      <text:h text:style-name="P2" text:outline-level="4"><text:span text:style-name="T3">Part I: Presents all obtained the results (graphs, accuracy, running time):</text:span></text:h>
      <text:p text:style-name="P3"/>
      <text:p text:style-name="P4">The used algorithms:</text:p>
      <text:p text:style-name="P5"><text:span text:style-name="T4"><text:s text:c="2"/>- SGD (Stochastic Gradient Descent): u</text:span>pdates the model parameters using the gradient of the loss function, <text:span text:style-name="T3">the size of the batch is 1</text:span></text:p>
      <text:p text:style-name="P5"><text:s text:c="2"/>- <text:span text:style-name="T3">batch SGD: u</text:span>pdates the model parameters using the gradient of the loss function with respect to the entire training dataset, <text:span text:style-name="T3">it has s</text:span>table updates but computationally expensive.</text:p>
      <text:p text:style-name="P5"><text:s text:c="2"/>- <text:span text:style-name="T3">mini-batch SGD: u</text:span>pdates the model parameters using the gradient of the loss function with <text:span text:style-name="T3">64 as batch size, its b</text:span>alances the stability of batch SGD and the efficiency of SGD.</text:p>
      <text:p text:style-name="P5"><text:s text:c="2"/>- <text:span text:style-name="T3">mini-batch SGD with decay: we use 10e-6 as learning rate, which decreases over time, the decease in learning rate can help in fine-tuning the model as it converges.</text:span></text:p>
      <text:p text:style-name="P5"><text:s text:c="2"/>- <text:span text:style-name="T3">SGD with decay and momentum: 10e-6 as</text:span> learning rate <text:span text:style-name="T3">which</text:span> decreases over time and momentum to accelerate convergence, <text:span text:style-name="T3">it helps in the relevant direction </text:span>and dampens oscillations, <text:span text:style-name="T5">this algorithm leads to faster convergence and reduced oscillations compared to standard SGD</text:span></text:p>
      <text:p text:style-name="P5"><text:s text:c="2"/>- <text:span text:style-name="T5">Adam (Adaptive Moment Estimation): c</text:span>ombines the benefits of momentum and RMSProp, <text:span text:style-name="T5">i</text:span>t adapts the learning rate for each parameter, <text:span text:style-name="T5">with learning rate or 0.001 and batch size of 1 then 32, generally it </text:span>converges faster than SGD and is less sensitive to hyperparameters.</text:p>
      <text:p text:style-name="P5">- <text:span text:style-name="T5">RmsProp (Root Mean Square Propagation): a</text:span>dapts the learning rate <text:span text:style-name="T5">(0.001)</text:span> by dividing it by an exponentially decaying average of squared gradients, <text:span text:style-name="T5">we use it with batch size of 1 then 32, it’s good</text:span> for non-stationary objectives and can handle sparse gradients well.</text:p>
      <text:p text:style-name="P6"/>
      <text:p text:style-name="P7">The <text:span text:style-name="T6">execution</text:span> <text:span text:style-name="T6">time</text:span>: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The algorithm</text:p>
          </table:table-cell>
          <table:table-cell table:style-name="Table1.A1" office:value-type="string">
            <text:p text:style-name="P8">Batch size</text:p>
          </table:table-cell>
          <table:table-cell table:style-name="Table1.A1" office:value-type="string">
            <text:p text:style-name="P8">Iterations </text:p>
          </table:table-cell>
          <table:table-cell table:style-name="Table1.D1" office:value-type="string">
            <text:p text:style-name="P8">Execution time</text:p>
          </table:table-cell>
        </table:table-row>
        <table:table-row>
          <table:table-cell table:style-name="Table1.A2" office:value-type="string">
            <text:p text:style-name="P8">SGD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6400</text:p>
          </table:table-cell>
          <table:table-cell table:style-name="Table1.D2" office:value-type="string">
            <text:p text:style-name="P8">596 (10m)</text:p>
          </table:table-cell>
        </table:table-row>
        <table:table-row>
          <table:table-cell table:style-name="Table1.A2" office:value-type="string">
            <text:p text:style-name="P8">Mini-batch</text:p>
          </table:table-cell>
          <table:table-cell table:style-name="Table1.A2" office:value-type="string">
            <text:p text:style-name="P8">64</text:p>
          </table:table-cell>
          <table:table-cell table:style-name="Table1.A2" office:value-type="string">
            <text:p text:style-name="P8">100</text:p>
          </table:table-cell>
          <table:table-cell table:style-name="Table1.D2" office:value-type="string">
            <text:p text:style-name="P8">35 (0.5m)</text:p>
          </table:table-cell>
        </table:table-row>
        <table:table-row>
          <table:table-cell table:style-name="Table1.A2" office:value-type="string">
            <text:p text:style-name="P8">Batch</text:p>
          </table:table-cell>
          <table:table-cell table:style-name="Table1.A2" office:value-type="string">
            <text:p text:style-name="P8">6400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8">13 (0.2m)</text:p>
          </table:table-cell>
        </table:table-row>
        <table:table-row>
          <table:table-cell table:style-name="Table1.A2" office:value-type="string">
            <text:p text:style-name="P8">Mini-batch with decay</text:p>
          </table:table-cell>
          <table:table-cell table:style-name="Table1.A2" office:value-type="string">
            <text:p text:style-name="P8">64</text:p>
          </table:table-cell>
          <table:table-cell table:style-name="Table1.A2" office:value-type="string">
            <text:p text:style-name="P8">100</text:p>
          </table:table-cell>
          <table:table-cell table:style-name="Table1.D2" office:value-type="string">
            <text:p text:style-name="P8">37 (0.6m)</text:p>
          </table:table-cell>
        </table:table-row>
        <table:table-row>
          <table:table-cell table:style-name="Table1.A2" office:value-type="string">
            <text:p text:style-name="P8">SGD with decay/momentum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6400</text:p>
          </table:table-cell>
          <table:table-cell table:style-name="Table1.D2" office:value-type="string">
            <text:p text:style-name="P8">1081 (18m)</text:p>
          </table:table-cell>
        </table:table-row>
        <table:table-row>
          <table:table-cell table:style-name="Table1.A2" office:value-type="string">
            <text:p text:style-name="P8">Adam with learning rate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6400</text:p>
          </table:table-cell>
          <table:table-cell table:style-name="Table1.D2" office:value-type="string">
            <text:p text:style-name="P8">1436 (24m)</text:p>
          </table:table-cell>
        </table:table-row>
        <table:table-row>
          <table:table-cell table:style-name="Table1.A2" office:value-type="string">
            <text:p text:style-name="P8">RmsProp with learning rate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6400</text:p>
          </table:table-cell>
          <table:table-cell table:style-name="Table1.D2" office:value-type="string">
            <text:p text:style-name="P8">1488 (25m)</text:p>
          </table:table-cell>
        </table:table-row>
        <table:table-row>
          <table:table-cell table:style-name="Table1.A2" office:value-type="string">
            <text:p text:style-name="P8">Mini-batch</text:p>
          </table:table-cell>
          <table:table-cell table:style-name="Table1.A2" office:value-type="string">
            <text:p text:style-name="P8">32</text:p>
          </table:table-cell>
          <table:table-cell table:style-name="Table1.A2" office:value-type="string">
            <text:p text:style-name="P8">200</text:p>
          </table:table-cell>
          <table:table-cell table:style-name="Table1.D2" office:value-type="string">
            <text:p text:style-name="P8">65 (1m)</text:p>
          </table:table-cell>
        </table:table-row>
        <table:table-row>
          <table:table-cell table:style-name="Table1.A2" office:value-type="string">
            <text:p text:style-name="P8">Adam</text:p>
          </table:table-cell>
          <table:table-cell table:style-name="Table1.A2" office:value-type="string">
            <text:p text:style-name="P8">32</text:p>
          </table:table-cell>
          <table:table-cell table:style-name="Table1.A2" office:value-type="string">
            <text:p text:style-name="P8">200</text:p>
          </table:table-cell>
          <table:table-cell table:style-name="Table1.D2" office:value-type="string">
            <text:p text:style-name="P8">89 (1.5m)</text:p>
          </table:table-cell>
        </table:table-row>
        <table:table-row>
          <table:table-cell table:style-name="Table1.A2" office:value-type="string">
            <text:p text:style-name="P8">RmsProp</text:p>
          </table:table-cell>
          <table:table-cell table:style-name="Table1.A2" office:value-type="string">
            <text:p text:style-name="P8">32</text:p>
          </table:table-cell>
          <table:table-cell table:style-name="Table1.A2" office:value-type="string">
            <text:p text:style-name="P8">200</text:p>
          </table:table-cell>
          <table:table-cell table:style-name="Table1.D2" office:value-type="string">
            <text:p text:style-name="P8">95 (1.6m)</text:p>
          </table:table-cell>
        </table:table-row>
      </table:table>
      <text:p text:style-name="P7"/>
      <text:p text:style-name="P9"><text:span text:style-name="T4"/>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4">The </text:span><text:span text:style-name="T7">expected results</text:span><text:span text:style-name="T4">:</text:span></text:p>
      <text:p text:style-name="P9"><text:s text:c="2"/>- Training Time: <text:span text:style-name="T6">SGD would be the slowest one because of the batch size</text:span></text:p>
      <text:p text:style-name="P9"><text:s text:c="3"/>- **SGD with Batch Size=1**: Slow due to frequent updates.</text:p>
      <text:p text:style-name="P9"><text:s text:c="3"/>- **Batch SGD**: Slow due to large batch size.</text:p>
      <text:p text:style-name="P9"><text:s text:c="3"/>- **Mini-batch SGD**: Faster than both SGD and Batch SGD.</text:p>
      <text:p text:style-name="P9"><text:s text:c="3"/>- **Adam/RMSProp**: Generally faster convergence compared to SGD variants.</text:p>
      <text:p text:style-name="P9"/>
      <text:p text:style-name="P9">2. **Convergence**:</text:p>
      <text:p text:style-name="P9"><text:s text:c="3"/>- **SGD with Batch Size=1**: Noisy convergence, may take longer to converge.</text:p>
      <text:p text:style-name="P9"><text:s text:c="3"/>- **Batch SGD**: Stable but may get stuck in local minima.</text:p>
      <text:p text:style-name="P9"><text:s text:c="3"/>- **Mini-batch SGD**: Balances stability and efficiency, usually converges well.</text:p>
      <text:p text:style-name="P9"><text:s text:c="3"/>- **Adam/RMSProp**: Faster convergence, especially in complex landscapes.</text:p>
      <text:p text:style-name="P9"/>
      <text:p text:style-name="P9">3. **Learning Curves**:</text:p>
      <text:p text:style-name="P9"><text:s text:c="3"/>- **SGD with Batch Size=1**: High variance in loss and accuracy.</text:p>
      <text:p text:style-name="P9"><text:s text:c="3"/>- **Batch SGD**: Smooth but slow decrease in loss.</text:p>
      <text:p text:style-name="P9"><text:s text:c="3"/>- **Mini-batch SGD**: Smoother than SGD, faster than Batch SGD.</text:p>
      <text:p text:style-name="P9"><text:s text:c="3"/>- **Adam/RMSProp**: Smoother and faster decrease in los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prime" svg:font-family="'Courier prime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24.8.4.2$Linux_X86_64 LibreOffice_project/480$Build-2</meta:generator>
    <dc:date>2025-02-27T12:29:42.598997837</dc:date>
    <meta:editing-duration>PT15M7S</meta:editing-duration>
    <meta:editing-cycles>1</meta:editing-cycles>
    <meta:document-statistic meta:table-count="1" meta:image-count="0" meta:object-count="0" meta:page-count="2" meta:paragraph-count="71" meta:word-count="463" meta:character-count="2841" meta:non-whitespace-character-count="2398"/>
  </office:meta>
</office:document-meta>
</file>